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hilanka" svg:font-family="Chilank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e05e" officeooo:paragraph-rsid="0013e05e"/>
    </style:style>
    <style:style style:name="P2" style:family="paragraph" style:parent-style-name="Standard">
      <style:paragraph-properties fo:break-before="page"/>
      <style:text-properties officeooo:rsid="0013e05e" officeooo:paragraph-rsid="0013e05e"/>
    </style:style>
    <style:style style:name="P3" style:family="paragraph" style:parent-style-name="Standard">
      <style:text-properties officeooo:rsid="001f37c7" officeooo:paragraph-rsid="0013e05e"/>
    </style:style>
    <style:style style:name="P4" style:family="paragraph" style:parent-style-name="Standard">
      <style:text-properties officeooo:rsid="002230a7" officeooo:paragraph-rsid="002230a7"/>
    </style:style>
    <style:style style:name="P5" style:family="paragraph" style:parent-style-name="Standard">
      <style:text-properties officeooo:rsid="0026f26d" officeooo:paragraph-rsid="0026f26d"/>
    </style:style>
    <style:style style:name="P6" style:family="paragraph" style:parent-style-name="Standard">
      <style:text-properties officeooo:rsid="00281368" officeooo:paragraph-rsid="00281368"/>
    </style:style>
    <style:style style:name="P7" style:family="paragraph" style:parent-style-name="Standard">
      <style:text-properties style:font-name="Noto Sans CJK HK" officeooo:rsid="002f97f7" officeooo:paragraph-rsid="00317b90" style:font-name-asian="Noto Sans CJK HK" style:font-name-complex="Noto Sans CJK HK"/>
    </style:style>
    <style:style style:name="P8" style:family="paragraph" style:parent-style-name="Standard">
      <style:paragraph-properties fo:break-before="page"/>
      <style:text-properties style:font-name="Noto Sans CJK HK" officeooo:rsid="002f97f7" officeooo:paragraph-rsid="002f97f7" style:font-name-asian="Noto Sans CJK HK" style:font-name-complex="Noto Sans CJK HK"/>
    </style:style>
    <style:style style:name="P9" style:family="paragraph" style:parent-style-name="Standard">
      <style:text-properties officeooo:rsid="00281f92" officeooo:paragraph-rsid="00281f92"/>
    </style:style>
    <style:style style:name="P10" style:family="paragraph" style:parent-style-name="Standard">
      <style:text-properties officeooo:rsid="00371c34" officeooo:paragraph-rsid="00371c34"/>
    </style:style>
    <style:style style:name="P11" style:family="paragraph" style:parent-style-name="Standard">
      <style:text-properties officeooo:rsid="0013e05e" officeooo:paragraph-rsid="0013e05e"/>
    </style:style>
    <style:style style:name="P12" style:family="paragraph" style:parent-style-name="Standard">
      <style:text-properties officeooo:rsid="003ae14b" officeooo:paragraph-rsid="003ae14b"/>
    </style:style>
    <style:style style:name="P13" style:family="paragraph" style:parent-style-name="Standard">
      <style:text-properties officeooo:rsid="002230a7" officeooo:paragraph-rsid="002230a7"/>
    </style:style>
    <style:style style:name="P14" style:family="paragraph" style:parent-style-name="Standard">
      <style:text-properties officeooo:rsid="00281f92" officeooo:paragraph-rsid="0026f26d"/>
    </style:style>
    <style:style style:name="P15" style:family="paragraph" style:parent-style-name="Standard">
      <style:text-properties officeooo:paragraph-rsid="0013e05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Chilanka" fo:font-size="10pt" style:font-size-asian="10pt" style:font-size-complex="10pt" fo:hyphenate="false" loext:hyphenation-no-caps="false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Chilanka" fo:font-size="10pt" style:font-size-asian="10pt" style:font-size-complex="10pt" fo:hyphenate="false" loext:hyphenation-no-caps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Chilanka" fo:font-size="10pt" style:font-size-asian="10pt" style:font-size-complex="10pt" fo:hyphenate="false" loext:hyphenation-no-caps="false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style:font-name="Chilanka" fo:font-size="10pt" style:font-size-asian="10pt" style:font-size-complex="10pt" fo:hyphenate="false" loext:hyphenation-no-caps="false"/>
    </style:style>
    <style:style style:name="T1" style:family="text">
      <style:text-properties officeooo:rsid="00251530"/>
    </style:style>
    <style:style style:name="T2" style:family="text">
      <style:text-properties officeooo:rsid="0029e02e"/>
    </style:style>
    <style:style style:name="T3" style:family="text">
      <style:text-properties officeooo:rsid="002b49e9"/>
    </style:style>
    <style:style style:name="T4" style:family="text">
      <style:text-properties officeooo:rsid="002b8b57"/>
    </style:style>
    <style:style style:name="T5" style:family="text">
      <style:text-properties officeooo:rsid="003ae14b"/>
    </style:style>
    <style:style style:name="T6" style:family="text">
      <style:text-properties officeooo:rsid="0013e05e"/>
    </style:style>
    <style:style style:name="T7" style:family="text">
      <style:text-properties style:font-name="Chilanka" fo:font-size="14pt" style:text-underline-style="none" fo:font-weight="bold" style:font-size-asian="14pt" style:font-weight-asian="bold" style:font-size-complex="14pt" style:font-weight-complex="bold"/>
    </style:style>
    <style:style style:name="T8" style:family="text">
      <style:text-properties style:font-name="Chilanka" fo:font-size="10pt" style:font-size-asian="10pt" style:font-size-complex="10pt"/>
    </style:style>
    <style:style style:name="T9" style:family="text">
      <style:text-properties style:font-name="Chilank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" style:family="text">
      <style:text-properties style:font-name="Chilanka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Chilanka" fo:font-size="10pt" style:text-underline-style="none" style:font-size-asian="10pt" style:font-size-complex="10pt"/>
    </style:style>
    <style:style style:name="T12" style:family="text">
      <style:text-properties style:text-position="0% 100%" style:font-name="Chilanka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text-position="0% 100%" style:font-name="Chilanka" fo:font-size="10pt" style:text-underline-style="none" style:font-size-asian="10pt" style:font-size-complex="10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bold" style:font-name-complex="Lohit Devanagari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0pt" fo:letter-spacing="normal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0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italic" style:font-weight-asian="normal" style:font-name-complex="Lohit Devanagari1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bold" style:font-name-complex="Lohit Devanagari1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hilank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Noto Sans CJK HK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Chilanka" fo:font-size="10pt" style:font-size-asian="10pt" style:font-name-complex="Noto Sans CJK HK" style:font-size-complex="10pt"/>
    </style:style>
    <style:style style:name="T21" style:family="text">
      <style:text-properties style:font-name="FreeSerif" fo:font-size="10pt" style:font-size-asian="10pt" style:font-size-complex="10pt"/>
    </style:style>
    <style:style style:name="T22" style:family="text">
      <style:text-properties style:font-name="Chilanka" fo:font-size="10pt" fo:font-style="italic" style:text-underline-style="none" style:font-size-asian="10pt" style:font-style-asian="italic" style:font-size-complex="10pt" style:font-style-complex="italic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width="0.101cm" svg:stroke-color="#000000" draw:marker-start-width="0.503cm" draw:marker-end-width="0.503cm" draw:fill-color="#ffffff" draw:textarea-horizontal-align="justify" draw:textarea-vertical-align="top" draw:auto-grow-height="false" fo:min-height="9.208cm" fo:min-width="4.907cm" fo:padding-top="0.049cm" fo:padding-bottom="0.049cm" fo:padding-left="0.049cm" fo:padding-right="0.0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8" draw:name="Shape1_1" draw:style-name="gr1" draw:text-style-name="P17" svg:width="5.546cm" svg:height="9.847cm" svg:x="5.694cm" svg:y="9.825cm"><text:p text:style-name="P16"><text:span text:style-name="T15">Kabo </text:span><text:span text:style-name="T15"><text:line-break/></text:span><text:span text:style-name="T14">(2-6)</text:span></text:p><text:p text:style-name="P16"><text:span text:style-name="T16">Card Effects </text:span></text:p><text:p text:style-name="P16"><text:span text:style-name="T14">(Only when played from pile)</text:span></text:p><text:p text:style-name="P16"><text:span text:style-name="T14">- 7/8 watch own card</text:span></text:p><text:p text:style-name="P16"><text:span text:style-name="T14">- 9/10 watch other‘s card</text:span></text:p><text:p text:style-name="P16"><text:span text:style-name="T14">- J/Q swap 2 cards, no look</text:span></text:p><text:p text:style-name="P16"><text:span text:style-name="T14">- ♣♠️ K: have a look at 2 cards,</text:span></text:p><text:p text:style-name="P16"><text:span text:style-name="T14">swap if you want</text:span></text:p><text:p text:style-name="P16"><text:span text:style-name="T16"/></text:p><text:p text:style-name="P16"><text:span text:style-name="T16">Points of cards</text:span></text:p><text:p text:style-name="P16"><text:span text:style-name="T14">(when on table)</text:span></text:p><text:p text:style-name="P16"><text:span text:style-name="T14">A <text:s text:c="6"/>: <text:s/>1 point</text:span></text:p><text:p text:style-name="P16"><text:span text:style-name="T14">2 – 10 : <text:s/>2 – 10 points</text:span></text:p><text:p text:style-name="P16"><text:span text:style-name="T14">J,Q <text:s text:c="3"/>: <text:s/>10 points</text:span></text:p><text:p text:style-name="P16"><text:span text:style-name="T14">♡♢ </text:span><text:span text:style-name="T14">K: <text:s/>-1 point</text:span></text:p><text:p text:style-name="P16"><text:span text:style-name="T16">Goal</text:span></text:p><text:p text:style-name="P16"><text:span text:style-name="T14">Have least points and say </text:span><text:span text:style-name="T17">Kabo</text:span></text:p><text:p text:style-name="P16"><text:span text:style-name="T16"><text:line-break/></text:span><text:span text:style-name="T16">Other Rules</text:span></text:p><text:p text:style-name="P16"><text:span text:style-name="T14">After Kabo all other players get</text:span></text:p><text:p text:style-name="P16"><text:span text:style-name="T14">one additional move. Cards of P.</text:span></text:p><text:p text:style-name="P16"><text:span text:style-name="T14">that said Kabo can‘t be touched.</text:span></text:p><text:p text:style-name="P16"><text:span text:style-name="T14">Penalty for wrong Kabo: 20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_18" draw:style-name="gr1" draw:text-style-name="P17" svg:width="5.546cm" svg:height="9.847cm" svg:x="22.627cm" svg:y="9.825cm"><text:p text:style-name="P16"><text:span text:style-name="T18"/></text:p><text:p text:style-name="P16"><text:span text:style-name="T15">Tichu</text:span></text:p><text:p text:style-name="P16"><text:span text:style-name="T14">2-6 Players</text:span><text:span text:style-name="T16"><text:line-break/></text:span><text:span text:style-name="T16">Phoenix</text:span><text:span text:style-name="T14">: </text:span></text:p><text:p text:style-name="P16"><text:span text:style-name="T14">Real Joker, -25p, 0.5higher </text:span><text:span text:style-name="T14"><text:line-break/></text:span><text:span text:style-name="T14">than last single card</text:span><text:span text:style-name="T14"><text:line-break/></text:span><text:span text:style-name="T16">Dragon</text:span><text:span text:style-name="T14">: </text:span><text:span text:style-name="T14"><text:line-break/></text:span><text:span text:style-name="T14">Highest Single Card, 25p, give</text:span><text:span text:style-name="T14"><text:line-break/></text:span><text:span text:style-name="T14">to oponent teams player</text:span></text:p><text:p text:style-name="P16"><text:span text:style-name="T16">Mayong</text:span><text:span text:style-name="T14">:</text:span><text:span text:style-name="T14"><text:line-break/></text:span><text:span text:style-name="T14">Starts game, can be used in</text:span><text:span text:style-name="T14"><text:line-break/></text:span><text:span text:style-name="T14">street. Can demand a card </text:span><text:span text:style-name="T14"><text:line-break/></text:span><text:span text:style-name="T14">when played as a single card.</text:span><text:span text:style-name="T14"><text:line-break/></text:span><text:span text:style-name="T16">Dog</text:span><text:span text:style-name="T14">: </text:span></text:p><text:p text:style-name="P16"><text:span text:style-name="T14">Lets team member play next</text:span><text:span text:style-name="T14"><text:line-break/></text:span><text:span text:style-name="T16">Possible Kombinations</text:span><text:span text:style-name="T14">:</text:span><text:span text:style-name="T14"><text:line-break/></text:span><text:span text:style-name="T14">Single Card, Pair, Three of a kind,</text:span><text:span text:style-name="T14"><text:line-break/></text:span><text:span text:style-name="T14">Full house, Sequential Pairs, </text:span><text:span text:style-name="T14"><text:line-break/></text:span><text:span text:style-name="T14">Street of min. 5, </text:span><text:span text:style-name="T14"><text:line-break/></text:span><text:span text:style-name="T16">Points:</text:span><text:span text:style-name="T14"> 5 Points: 5</text:span><text:span text:style-name="T14"><text:line-break/></text:span><text:span text:style-name="T14">10 Points: 10, K</text:span><text:span text:style-name="T14"><text:line-break/></text:span><text:span text:style-name="T14">Last player: Tricks to 1st</text:span><text:span text:style-name="T14"><text:line-break/></text:span><text:span text:style-name="T14">Hand to Oppone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17" draw:style-name="gr1" draw:text-style-name="P17" svg:width="5.546cm" svg:height="9.847cm" svg:x="22.627cm" svg:y="-0.108cm"><text:p text:style-name="P16"><text:span text:style-name="T18"/></text:p><text:p text:style-name="P16"><text:span text:style-name="T15">Tichu</text:span></text:p><text:p text:style-name="P16"><text:span text:style-name="T14">2-6 Players</text:span><text:span text:style-name="T16"><text:line-break/></text:span><text:span text:style-name="T16">Phoenix</text:span><text:span text:style-name="T14">: </text:span></text:p><text:p text:style-name="P16"><text:span text:style-name="T14">Real Joker, -25p, 0.5higher </text:span><text:span text:style-name="T14"><text:line-break/></text:span><text:span text:style-name="T14">than last single card</text:span><text:span text:style-name="T14"><text:line-break/></text:span><text:span text:style-name="T16">Dragon</text:span><text:span text:style-name="T14">: </text:span><text:span text:style-name="T14"><text:line-break/></text:span><text:span text:style-name="T14">Highest Single Card, 25p, give</text:span><text:span text:style-name="T14"><text:line-break/></text:span><text:span text:style-name="T14">to oponent teams player</text:span></text:p><text:p text:style-name="P16"><text:span text:style-name="T16">Mayong</text:span><text:span text:style-name="T14">:</text:span><text:span text:style-name="T14"><text:line-break/></text:span><text:span text:style-name="T14">Starts game, can be used in</text:span><text:span text:style-name="T14"><text:line-break/></text:span><text:span text:style-name="T14">street. Can demand a card </text:span><text:span text:style-name="T14"><text:line-break/></text:span><text:span text:style-name="T14">when played as a single card.</text:span><text:span text:style-name="T14"><text:line-break/></text:span><text:span text:style-name="T16">Dog</text:span><text:span text:style-name="T14">: </text:span></text:p><text:p text:style-name="P16"><text:span text:style-name="T14">Lets team member play next</text:span><text:span text:style-name="T14"><text:line-break/></text:span><text:span text:style-name="T16">Possible Kombinations</text:span><text:span text:style-name="T14">:</text:span><text:span text:style-name="T14"><text:line-break/></text:span><text:span text:style-name="T14">Single Card, Pair, Three of a kind,</text:span><text:span text:style-name="T14"><text:line-break/></text:span><text:span text:style-name="T14">Full house, Sequential Pairs, </text:span><text:span text:style-name="T14"><text:line-break/></text:span><text:span text:style-name="T14">Street of min. 5, </text:span><text:span text:style-name="T14"><text:line-break/></text:span><text:span text:style-name="T16">Points:</text:span><text:span text:style-name="T14"> 5 Points: 5</text:span><text:span text:style-name="T14"><text:line-break/></text:span><text:span text:style-name="T14">10 Points: 10, K</text:span><text:span text:style-name="T14"><text:line-break/></text:span><text:span text:style-name="T14">Last player: Tricks to 1st</text:span><text:span text:style-name="T14"><text:line-break/></text:span><text:span text:style-name="T14">Hand to Opponents</text:span><text:span text:style-name="T14"><text:line-break/></text:span><text:span text:style-name="T14"/></text:p><text:p text:style-name="P16"><text:span text:style-name="T14"><text:line-break/></text:span><text:span text:style-name="T1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16" draw:style-name="gr1" draw:text-style-name="P19" svg:width="5.546cm" svg:height="9.847cm" svg:x="16.97cm" svg:y="9.825cm"><text:p text:style-name="P18"><text:span text:style-name="T8"/></text:p><text:p text:style-name="P16"><text:span text:style-name="T7">Shithead</text:span></text:p><text:p text:style-name="P16"><text:span text:style-name="T8">(2- </text:span><text:span text:style-name="T21">∞</text:span><text:span text:style-name="T8"> )</text:span></text:p><text:p text:style-name="P16"><text:span text:style-name="T10">Special Cards (always OK)</text:span></text:p><text:p text:style-name="P16"><text:span text:style-name="T8">- 2: Start anew</text:span></text:p><text:p text:style-name="P16"><text:span text:style-name="T8">- 3: transparent</text:span></text:p><text:p text:style-name="P16"><text:span text:style-name="T8">- 10: burn pile</text:span></text:p><text:p text:style-name="P16"><text:span text:style-name="T8"/></text:p><text:p text:style-name="P16"><text:span text:style-name="T10">Special Cards (when fit)</text:span></text:p><text:p text:style-name="P16"><text:span text:style-name="T8">- 7 : Next card &lt;=7</text:span></text:p><text:p text:style-name="P16"><text:span text:style-name="T8">- 8 : Skip next player</text:span></text:p><text:p text:style-name="P16"><text:span text:style-name="T8"/></text:p><text:p text:style-name="P16"><text:span text:style-name="T10">Goal</text:span></text:p><text:p text:style-name="P16"><text:span text:style-name="T11">Get rid of </text:span><text:span text:style-name="T22">all</text:span><text:span text:style-name="T11"> of your cards</text:span></text:p><text:p text:style-name="P16"><text:span text:style-name="T10"/></text:p><text:p text:style-name="P16"><text:span text:style-name="T10">Other Rules</text:span></text:p><text:p text:style-name="P16"><text:span text:style-name="T8">First play hand, then face-up,</text:span></text:p><text:p text:style-name="P16"><text:span text:style-name="T8">then blindly face down cards.</text:span></text:p><text:p text:style-name="P16"><text:span text:style-name="T8">Can‘t play? Take ‘em all</text:span></text:p><text:p text:style-name="P16"><text:span text:style-name="T8">4 same cards burn pile</text:span></text:p><text:p text:style-name="P16"><text:span text:style-name="T8">Card order low 2 high:</text:span></text:p><text:p text:style-name="P16"><text:span text:style-name="T8">4,5,6,7,8,9,J,Q,K,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15" draw:style-name="gr1" draw:text-style-name="P19" svg:width="5.546cm" svg:height="9.847cm" svg:x="16.97cm" svg:y="-0.108cm"><text:p text:style-name="P18"><text:span text:style-name="T8"/></text:p><text:p text:style-name="P16"><text:span text:style-name="T7">Shithead</text:span></text:p><text:p text:style-name="P16"><text:span text:style-name="T8">(2- </text:span><text:span text:style-name="T21">∞</text:span><text:span text:style-name="T8"> )</text:span></text:p><text:p text:style-name="P16"><text:span text:style-name="T10">Special Cards (always OK)</text:span></text:p><text:p text:style-name="P16"><text:span text:style-name="T8">- 2: Start anew</text:span></text:p><text:p text:style-name="P16"><text:span text:style-name="T8">- 3: transparent</text:span></text:p><text:p text:style-name="P16"><text:span text:style-name="T8">- 10: burn pile</text:span></text:p><text:p text:style-name="P16"><text:span text:style-name="T8"/></text:p><text:p text:style-name="P16"><text:span text:style-name="T10">Special Cards (when fit)</text:span></text:p><text:p text:style-name="P16"><text:span text:style-name="T8">- 7 : Next card &lt;=7</text:span></text:p><text:p text:style-name="P16"><text:span text:style-name="T8">- 8 : Skip next player</text:span></text:p><text:p text:style-name="P16"><text:span text:style-name="T8"/></text:p><text:p text:style-name="P16"><text:span text:style-name="T10">Goal</text:span></text:p><text:p text:style-name="P16"><text:span text:style-name="T11">Get rid of </text:span><text:span text:style-name="T22">all</text:span><text:span text:style-name="T11"> of your cards</text:span></text:p><text:p text:style-name="P16"><text:span text:style-name="T10"/></text:p><text:p text:style-name="P16"><text:span text:style-name="T10">Other Rules</text:span></text:p><text:p text:style-name="P16"><text:span text:style-name="T8">First play hand, then face-up,</text:span></text:p><text:p text:style-name="P16"><text:span text:style-name="T8">then blindly face down cards.</text:span></text:p><text:p text:style-name="P16"><text:span text:style-name="T8">Can‘t play? Take ‘em all</text:span></text:p><text:p text:style-name="P16"><text:span text:style-name="T8">4 same cards burn pile</text:span></text:p><text:p text:style-name="P16"><text:span text:style-name="T8">Card order low 2 high:</text:span></text:p><text:p text:style-name="P16"><text:span text:style-name="T8">4,5,6,7,8,9,J,Q,K,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14" draw:style-name="gr1" draw:text-style-name="P17" svg:width="5.546cm" svg:height="9.847cm" svg:x="11.337cm" svg:y="9.825cm"><text:p text:style-name="P16"><text:span text:style-name="T18"/></text:p><text:p text:style-name="P16"><text:span text:style-name="T15">Shithead</text:span></text:p><text:p text:style-name="P16"><text:span text:style-name="T14">(2- </text:span><text:span text:style-name="T23">∞</text:span><text:span text:style-name="T14"> )</text:span></text:p><text:p text:style-name="P16"><text:span text:style-name="T16">Special Cards (always OK)</text:span></text:p><text:p text:style-name="P16"><text:span text:style-name="T14">- 2: Start anew</text:span></text:p><text:p text:style-name="P16"><text:span text:style-name="T14">- 3: transparent</text:span></text:p><text:p text:style-name="P16"><text:span text:style-name="T14">- 10: burn pile</text:span></text:p><text:p text:style-name="P16"><text:span text:style-name="T14"/></text:p><text:p text:style-name="P16"><text:span text:style-name="T16">Special Cards (when fit)</text:span></text:p><text:p text:style-name="P16"><text:span text:style-name="T14">- 7 : Next card &lt;=7</text:span></text:p><text:p text:style-name="P16"><text:span text:style-name="T14">- 8 : Skip next player</text:span></text:p><text:p text:style-name="P16"><text:span text:style-name="T14"/></text:p><text:p text:style-name="P16"><text:span text:style-name="T16">Goal</text:span></text:p><text:p text:style-name="P16"><text:span text:style-name="T14">Get rid of </text:span><text:span text:style-name="T17">all</text:span><text:span text:style-name="T14"> of your cards</text:span></text:p><text:p text:style-name="P16"><text:span text:style-name="T16"/></text:p><text:p text:style-name="P16"><text:span text:style-name="T16">Other Rules</text:span></text:p><text:p text:style-name="P16"><text:span text:style-name="T14">First play hand, then face-up,</text:span></text:p><text:p text:style-name="P16"><text:span text:style-name="T14">then blindly face down cards.</text:span></text:p><text:p text:style-name="P16"><text:span text:style-name="T14">Can‘t play? Take ‘em all</text:span></text:p><text:p text:style-name="P16"><text:span text:style-name="T14">4 same cards burn pile</text:span></text:p><text:p text:style-name="P16"><text:span text:style-name="T14">Card order low 2 high:</text:span></text:p><text:p text:style-name="P16"><text:span text:style-name="T14">4,5,6,7,8,9,J,Q,K,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_13" draw:style-name="gr1" draw:text-style-name="P17" svg:width="5.546cm" svg:height="9.847cm" svg:x="11.337cm" svg:y="-0.108cm"><text:p text:style-name="P16"><text:span text:style-name="T18"/></text:p><text:p text:style-name="P16"><text:span text:style-name="T15">Shithead</text:span></text:p><text:p text:style-name="P16"><text:span text:style-name="T14">(2- </text:span><text:span text:style-name="T23">∞</text:span><text:span text:style-name="T14"> )</text:span></text:p><text:p text:style-name="P16"><text:span text:style-name="T16">Special Cards (always OK)</text:span></text:p><text:p text:style-name="P16"><text:span text:style-name="T14">- 2: Start anew</text:span></text:p><text:p text:style-name="P16"><text:span text:style-name="T14">- 3: transparent</text:span></text:p><text:p text:style-name="P16"><text:span text:style-name="T14">- 10: burn pile</text:span></text:p><text:p text:style-name="P16"><text:span text:style-name="T14"/></text:p><text:p text:style-name="P16"><text:span text:style-name="T16">Special Cards (when fit)</text:span></text:p><text:p text:style-name="P16"><text:span text:style-name="T14">- 7 : Next card &lt;=7</text:span></text:p><text:p text:style-name="P16"><text:span text:style-name="T14">- 8 : Skip next player</text:span></text:p><text:p text:style-name="P16"><text:span text:style-name="T14"/></text:p><text:p text:style-name="P16"><text:span text:style-name="T16">Goal</text:span></text:p><text:p text:style-name="P16"><text:span text:style-name="T14">Get rid of </text:span><text:span text:style-name="T17">all</text:span><text:span text:style-name="T14"> of your cards</text:span></text:p><text:p text:style-name="P16"><text:span text:style-name="T16"/></text:p><text:p text:style-name="P16"><text:span text:style-name="T16">Other Rules</text:span></text:p><text:p text:style-name="P16"><text:span text:style-name="T14">First play hand, then face-up,</text:span></text:p><text:p text:style-name="P16"><text:span text:style-name="T14">then blindly face down cards.</text:span></text:p><text:p text:style-name="P16"><text:span text:style-name="T14">Can‘t play? Take ‘em all</text:span></text:p><text:p text:style-name="P16"><text:span text:style-name="T14">4 same cards burn pile</text:span></text:p><text:p text:style-name="P16"><text:span text:style-name="T14">Card order low 2 high:</text:span></text:p><text:p text:style-name="P16"><text:span text:style-name="T14">4,5,6,7,8,9,J,Q,K,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1" draw:style-name="gr1" draw:text-style-name="P17" svg:width="5.546cm" svg:height="9.847cm" svg:x="5.694cm" svg:y="-0.108cm"><text:p text:style-name="P16"><text:span text:style-name="T15">Kabo </text:span><text:span text:style-name="T15"><text:line-break/></text:span><text:span text:style-name="T14">(2-6)</text:span></text:p><text:p text:style-name="P16"><text:span text:style-name="T16">Card Effects </text:span></text:p><text:p text:style-name="P16"><text:span text:style-name="T14">(Only when played from pile)</text:span></text:p><text:p text:style-name="P16"><text:span text:style-name="T14">- 7/8 watch own card</text:span></text:p><text:p text:style-name="P16"><text:span text:style-name="T14">- 9/10 watch other‘s card</text:span></text:p><text:p text:style-name="P16"><text:span text:style-name="T14">- J/Q swap 2 cards, no look</text:span></text:p><text:p text:style-name="P16"><text:span text:style-name="T14">- ♣♠️ K: have a look at 2 cards,</text:span></text:p><text:p text:style-name="P16"><text:span text:style-name="T14">swap if you want</text:span></text:p><text:p text:style-name="P16"><text:span text:style-name="T16"/></text:p><text:p text:style-name="P16"><text:span text:style-name="T16">Points of cards</text:span></text:p><text:p text:style-name="P16"><text:span text:style-name="T14">(when on table)</text:span></text:p><text:p text:style-name="P16"><text:span text:style-name="T14">A <text:s text:c="6"/>: <text:s/>1 point</text:span></text:p><text:p text:style-name="P16"><text:span text:style-name="T14">2 – 10 : <text:s/>2 – 10 points</text:span></text:p><text:p text:style-name="P16"><text:span text:style-name="T14">J,Q <text:s text:c="3"/>: <text:s/>10 points</text:span></text:p><text:p text:style-name="P16"><text:span text:style-name="T14">♡♢ </text:span><text:span text:style-name="T14">K: <text:s/>-1 point</text:span></text:p><text:p text:style-name="P16"><text:span text:style-name="T16">Goal</text:span></text:p><text:p text:style-name="P16"><text:span text:style-name="T14">Have least points and say </text:span><text:span text:style-name="T17">Kabo</text:span></text:p><text:p text:style-name="P16"><text:span text:style-name="T16"><text:line-break/></text:span><text:span text:style-name="T16">Other Rules</text:span></text:p><text:p text:style-name="P16"><text:span text:style-name="T14">After Kabo all other players get</text:span></text:p><text:p text:style-name="P16"><text:span text:style-name="T14">one additional move. Cards of P.</text:span></text:p><text:p text:style-name="P16"><text:span text:style-name="T14">that said Kabo can‘t be touched.</text:span></text:p><text:p text:style-name="P16"><text:span text:style-name="T14">Penalty for wrong Kabo: 20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_9" draw:style-name="gr1" draw:text-style-name="P17" svg:width="5.546cm" svg:height="9.847cm" svg:x="0.037cm" svg:y="-0.108cm"><text:p text:style-name="P16"><text:span text:style-name="T15">Kabo </text:span><text:span text:style-name="T15"><text:line-break/></text:span><text:span text:style-name="T14">(2-6)</text:span></text:p><text:p text:style-name="P16"><text:span text:style-name="T16">Card Effects </text:span></text:p><text:p text:style-name="P16"><text:span text:style-name="T14">(Only when played from pile)</text:span></text:p><text:p text:style-name="P16"><text:span text:style-name="T14">- 7/8 watch own card</text:span></text:p><text:p text:style-name="P16"><text:span text:style-name="T14">- 9/10 watch other‘s card</text:span></text:p><text:p text:style-name="P16"><text:span text:style-name="T14">- J/Q swap 2 cards, no look</text:span></text:p><text:p text:style-name="P16"><text:span text:style-name="T14">- ♣♠️ K: have a look at 2 cards,</text:span></text:p><text:p text:style-name="P16"><text:span text:style-name="T14">swap if you want</text:span></text:p><text:p text:style-name="P16"><text:span text:style-name="T16"/></text:p><text:p text:style-name="P16"><text:span text:style-name="T16">Points of cards</text:span></text:p><text:p text:style-name="P16"><text:span text:style-name="T14">(when on table)</text:span></text:p><text:p text:style-name="P16"><text:span text:style-name="T14">A <text:s text:c="6"/>: <text:s/>1 point</text:span></text:p><text:p text:style-name="P16"><text:span text:style-name="T14">2 – 10 : <text:s/>2 – 10 points</text:span></text:p><text:p text:style-name="P16"><text:span text:style-name="T14">J,Q <text:s text:c="3"/>: <text:s/>10 points</text:span></text:p><text:p text:style-name="P16"><text:span text:style-name="T14">♡♢ </text:span><text:span text:style-name="T14">K: <text:s/>-1 point</text:span></text:p><text:p text:style-name="P16"><text:span text:style-name="T16">Goal</text:span></text:p><text:p text:style-name="P16"><text:span text:style-name="T14">Have least points and say </text:span><text:span text:style-name="T17">Kabo</text:span></text:p><text:p text:style-name="P16"><text:span text:style-name="T16"><text:line-break/></text:span><text:span text:style-name="T16">Other Rules</text:span></text:p><text:p text:style-name="P16"><text:span text:style-name="T14">After Kabo all other players get</text:span></text:p><text:p text:style-name="P16"><text:span text:style-name="T14">one additional move. Cards of P.</text:span></text:p><text:p text:style-name="P16"><text:span text:style-name="T14">that said Kabo can‘t be touched.</text:span></text:p><text:p text:style-name="P16"><text:span text:style-name="T14">Penalty for wrong Kabo: 20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_0" draw:style-name="gr1" draw:text-style-name="P17" svg:width="5.546cm" svg:height="9.847cm" svg:x="0.037cm" svg:y="9.825cm"><text:p text:style-name="P16"><text:span text:style-name="T15">Kabo </text:span><text:span text:style-name="T15"><text:line-break/></text:span><text:span text:style-name="T14">(2-6)</text:span></text:p><text:p text:style-name="P16"><text:span text:style-name="T16">Card Effects </text:span></text:p><text:p text:style-name="P16"><text:span text:style-name="T14">(Only when played from pile)</text:span></text:p><text:p text:style-name="P16"><text:span text:style-name="T14">- 7/8 watch own card</text:span></text:p><text:p text:style-name="P16"><text:span text:style-name="T14">- 9/10 watch other‘s card</text:span></text:p><text:p text:style-name="P16"><text:span text:style-name="T14">- J/Q swap 2 cards, no look</text:span></text:p><text:p text:style-name="P16"><text:span text:style-name="T14">- ♣♠️ K: have a look at 2 cards,</text:span></text:p><text:p text:style-name="P16"><text:span text:style-name="T14">swap if you want</text:span></text:p><text:p text:style-name="P16"><text:span text:style-name="T16"/></text:p><text:p text:style-name="P16"><text:span text:style-name="T16">Points of cards</text:span></text:p><text:p text:style-name="P16"><text:span text:style-name="T14">(when on table)</text:span></text:p><text:p text:style-name="P16"><text:span text:style-name="T14">A <text:s text:c="6"/>: <text:s/>1 point</text:span></text:p><text:p text:style-name="P16"><text:span text:style-name="T14">2 – 10 : <text:s/>2 – 10 points</text:span></text:p><text:p text:style-name="P16"><text:span text:style-name="T14">J,Q <text:s text:c="3"/>: <text:s/>10 points</text:span></text:p><text:p text:style-name="P16"><text:span text:style-name="T14">♡♢ </text:span><text:span text:style-name="T14">K: <text:s/>-1 point</text:span></text:p><text:p text:style-name="P16"><text:span text:style-name="T16">Goal</text:span></text:p><text:p text:style-name="P16"><text:span text:style-name="T14">Have least points and say </text:span><text:span text:style-name="T17">Kabo</text:span></text:p><text:p text:style-name="P16"><text:span text:style-name="T16"><text:line-break/></text:span><text:span text:style-name="T16">Other Rules</text:span></text:p><text:p text:style-name="P16"><text:span text:style-name="T14">After Kabo all other players get</text:span></text:p><text:p text:style-name="P16"><text:span text:style-name="T14">one additional move. Cards of P.</text:span></text:p><text:p text:style-name="P16"><text:span text:style-name="T14">that said Kabo can‘t be touched.</text:span></text:p><text:p text:style-name="P16"><text:span text:style-name="T14">Penalty for wrong Kabo: 20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custom-shape text:anchor-type="paragraph" draw:z-index="10" draw:name="Shape1_8" draw:style-name="gr1" draw:text-style-name="P19" svg:width="5.546cm" svg:height="9.847cm" svg:x="0.037cm" svg:y="9.825cm"><text:p text:style-name="P18"><text:span text:style-name="T8"/></text:p><text:p text:style-name="P16"><text:span text:style-name="T7">Synchro</text:span></text:p><text:p text:style-name="P16"><text:span text:style-name="T8">Coop Game for 3-4 Players</text:span></text:p><text:p text:style-name="P16"><text:span text:style-name="T8">Only non-verbal communication</text:span></text:p><text:p text:style-name="P16"><text:span text:style-name="T8">Order of Cards: </text:span></text:p><text:p text:style-name="P16"><text:span text:style-name="T8">A,2,3,4,5,6,7,8,9,10,J,Q,K</text:span></text:p><text:p text:style-name="P16"><text:span text:style-name="T8"/></text:p><text:p text:style-name="P16"><text:span text:style-name="T8">Level 1:</text:span></text:p><text:p text:style-name="P16"><text:span text:style-name="T8">Gather all </text:span><text:span text:style-name="T20">♡</text:span><text:span text:style-name="T8">️ cards</text:span></text:p><text:p text:style-name="P16"><text:span text:style-name="T8">Deal each player 1 card</text:span></text:p><text:p text:style-name="P16"><text:span text:style-name="T8">Play an uncovered card to the </text:span></text:p><text:p text:style-name="P16"><text:span text:style-name="T8">pile when you feel it. </text:span></text:p><text:p text:style-name="P16"><text:span text:style-name="T8"/></text:p><text:p text:style-name="P16"><text:span text:style-name="T8">Level 2: </text:span></text:p><text:p text:style-name="P16"><text:span text:style-name="T8">Use two suits, deal 2 cards.</text:span></text:p><text:p text:style-name="P16"><text:span text:style-name="T8">Order of Cards: ♡ ️A-K,♠A-K</text:span></text:p><text:p text:style-name="P16"><text:span text:style-name="T8"/></text:p><text:p text:style-name="P16"><text:span text:style-name="T10">Goal</text:span><text:span text:style-name="T8">:</text:span></text:p><text:p text:style-name="P16"><text:span text:style-name="T8">Play the cards in the correct</text:span></text:p><text:p text:style-name="P16"><text:span text:style-name="T8">order. IIf one has a lower card </text:span></text:p><text:p text:style-name="P16"><text:span text:style-name="T8">than the card played, the team</text:span></text:p><text:p text:style-name="P16"><text:span text:style-name="T8">los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_12" draw:style-name="gr1" draw:text-style-name="P17" svg:width="5.546cm" svg:height="9.847cm" svg:x="5.694cm" svg:y="-0.108cm"><text:p text:style-name="P16"><text:span text:style-name="T18"/></text:p><text:p text:style-name="P16"><text:span text:style-name="T15">Synchro</text:span></text:p><text:p text:style-name="P16"><text:span text:style-name="T14">Coop Game for 3-4 Players</text:span></text:p><text:p text:style-name="P16"><text:span text:style-name="T14">Only non-verbal communication</text:span></text:p><text:p text:style-name="P16"><text:span text:style-name="T14">Order of Cards: </text:span></text:p><text:p text:style-name="P16"><text:span text:style-name="T14">A,2,3,4,5,6,7,8,9,10,J,Q,K</text:span></text:p><text:p text:style-name="P16"><text:span text:style-name="T14"/></text:p><text:p text:style-name="P16"><text:span text:style-name="T14">Level 1:</text:span></text:p><text:p text:style-name="P16"><text:span text:style-name="T14">Gather all </text:span><text:span text:style-name="T19">♡</text:span><text:span text:style-name="T14">️ cards</text:span></text:p><text:p text:style-name="P16"><text:span text:style-name="T14">Deal each player 1 card</text:span></text:p><text:p text:style-name="P16"><text:span text:style-name="T14">Play an uncovered card to the </text:span></text:p><text:p text:style-name="P16"><text:span text:style-name="T14">pile when you feel it. </text:span></text:p><text:p text:style-name="P16"><text:span text:style-name="T14"/></text:p><text:p text:style-name="P16"><text:span text:style-name="T14">Level 2: </text:span></text:p><text:p text:style-name="P16"><text:span text:style-name="T14">Use two suits, deal 2 cards.</text:span></text:p><text:p text:style-name="P16"><text:span text:style-name="T14">Order of Cards: ♡ ️A-K,♠A-K</text:span></text:p><text:p text:style-name="P16"><text:span text:style-name="T14"/></text:p><text:p text:style-name="P16"><text:span text:style-name="T16">Goal</text:span><text:span text:style-name="T14">:</text:span></text:p><text:p text:style-name="P16"><text:span text:style-name="T14">Play the cards in the correct</text:span></text:p><text:p text:style-name="P16"><text:span text:style-name="T14">order. IIf one has a lower card </text:span></text:p><text:p text:style-name="P16"><text:span text:style-name="T14">than the card played, the team</text:span></text:p><text:p text:style-name="P16"><text:span text:style-name="T14">los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_19" draw:style-name="gr1" draw:text-style-name="P17" svg:width="5.546cm" svg:height="9.847cm" svg:x="11.337cm" svg:y="-0.108cm"><text:p text:style-name="P16"><text:span text:style-name="T18"/></text:p><text:p text:style-name="P16"><text:span text:style-name="T15">Speedo</text:span></text:p><text:p text:style-name="P16"><text:span text:style-name="T14">Speed Game: 2 Players</text:span></text:p><text:p text:style-name="P16"><text:span text:style-name="T14">Simultanious</text:span></text:p><text:p text:style-name="P16"><text:span text:style-name="T14"/></text:p><text:p text:style-name="P16"><text:span text:style-name="T14">Each player receives half of</text:span></text:p><text:p text:style-name="P16"><text:span text:style-name="T14">the deck and lays out 4</text:span><text:span text:style-name="T14"><text:line-break/></text:span><text:span text:style-name="T14">uncovered cards to their side.</text:span></text:p><text:p text:style-name="P16"><text:span text:style-name="T14">Having the pile in one hand, </text:span><text:span text:style-name="T14"><text:line-break/></text:span><text:span text:style-name="T14">the players count from 3 to 0</text:span><text:span text:style-name="T14"><text:line-break/></text:span><text:span text:style-name="T14">and play one card from their</text:span><text:span text:style-name="T14"><text:line-break/></text:span><text:span text:style-name="T14">pile to the center, starting 2</text:span><text:span text:style-name="T14"><text:line-break/></text:span><text:span text:style-name="T14">central piles. </text:span><text:span text:style-name="T14"><text:line-break/></text:span><text:span text:style-name="T14">Now every player can play their</text:span></text:p><text:p text:style-name="P16"><text:span text:style-name="T14">4 cards to the 2 central piles,</text:span><text:span text:style-name="T14"><text:line-break/></text:span><text:span text:style-name="T14">when they fit. </text:span><text:span text:style-name="T14"><text:line-break/></text:span><text:span text:style-name="T14">They fit when they are exactly</text:span><text:span text:style-name="T14"><text:line-break/></text:span><text:span text:style-name="T14">one card higher or lower.</text:span><text:span text:style-name="T14"><text:line-break/></text:span><text:span text:style-name="T14">Players can always refill to</text:span><text:span text:style-name="T14"><text:line-break/></text:span><text:span text:style-name="T14">4 cards in front of them. </text:span><text:span text:style-name="T14"><text:line-break/></text:span><text:span text:style-name="T14"/></text:p><text:p text:style-name="P16"><text:span text:style-name="T16">Goal:</text:span><text:span text:style-name="T14"> </text:span><text:span text:style-name="T14"><text:line-break/></text:span><text:span text:style-name="T14">Get rid of the pile in your hand</text:span></text:p><text:p text:style-name="P16"><text:span text:style-name="T1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_20" draw:style-name="gr1" draw:text-style-name="P17" svg:width="5.546cm" svg:height="9.847cm" svg:x="11.337cm" svg:y="9.825cm"><text:p text:style-name="P16"><text:span text:style-name="T18"/></text:p><text:p text:style-name="P16"><text:span text:style-name="T15">Speedo</text:span></text:p><text:p text:style-name="P16"><text:span text:style-name="T14">Speed Game: 2 Players</text:span></text:p><text:p text:style-name="P16"><text:span text:style-name="T14">Simultanious</text:span></text:p><text:p text:style-name="P16"><text:span text:style-name="T14"/></text:p><text:p text:style-name="P16"><text:span text:style-name="T14">Each player receives half of</text:span></text:p><text:p text:style-name="P16"><text:span text:style-name="T14">the deck and lays out 4</text:span><text:span text:style-name="T14"><text:line-break/></text:span><text:span text:style-name="T14">uncovered cards to their side.</text:span></text:p><text:p text:style-name="P16"><text:span text:style-name="T14">Having the pile in one hand, </text:span><text:span text:style-name="T14"><text:line-break/></text:span><text:span text:style-name="T14">the players count from 3 to 0</text:span><text:span text:style-name="T14"><text:line-break/></text:span><text:span text:style-name="T14">and play one card from their</text:span><text:span text:style-name="T14"><text:line-break/></text:span><text:span text:style-name="T14">pile to the center, starting 2</text:span><text:span text:style-name="T14"><text:line-break/></text:span><text:span text:style-name="T14">central piles. </text:span><text:span text:style-name="T14"><text:line-break/></text:span><text:span text:style-name="T14">Now every player can play their</text:span></text:p><text:p text:style-name="P16"><text:span text:style-name="T14">4 cards to the 2 central piles,</text:span><text:span text:style-name="T14"><text:line-break/></text:span><text:span text:style-name="T14">when they fit. </text:span><text:span text:style-name="T14"><text:line-break/></text:span><text:span text:style-name="T14">They fit when they are exactly</text:span><text:span text:style-name="T14"><text:line-break/></text:span><text:span text:style-name="T14">one card higher or lower.</text:span><text:span text:style-name="T14"><text:line-break/></text:span><text:span text:style-name="T14">Players can always refill to</text:span><text:span text:style-name="T14"><text:line-break/></text:span><text:span text:style-name="T14">4 cards in front of them. </text:span><text:span text:style-name="T14"><text:line-break/></text:span><text:span text:style-name="T14"/></text:p><text:p text:style-name="P16"><text:span text:style-name="T16">Goal:</text:span><text:span text:style-name="T14"> </text:span><text:span text:style-name="T14"><text:line-break/></text:span><text:span text:style-name="T14">Get rid of the pile in your hand</text:span></text:p><text:p text:style-name="P16"><text:span text:style-name="T1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_21" draw:style-name="gr1" draw:text-style-name="P17" svg:width="5.546cm" svg:height="9.847cm" svg:x="16.97cm" svg:y="-0.108cm"><text:p text:style-name="P16"><text:span text:style-name="T18"/></text:p><text:p text:style-name="P16"><text:span text:style-name="T15">Speedo</text:span></text:p><text:p text:style-name="P16"><text:span text:style-name="T14">Speed Game: 2 Players</text:span></text:p><text:p text:style-name="P16"><text:span text:style-name="T14">Simultanious</text:span></text:p><text:p text:style-name="P16"><text:span text:style-name="T14"/></text:p><text:p text:style-name="P16"><text:span text:style-name="T14">Each player receives half of</text:span></text:p><text:p text:style-name="P16"><text:span text:style-name="T14">the deck and lays out 4</text:span><text:span text:style-name="T14"><text:line-break/></text:span><text:span text:style-name="T14">uncovered cards to their side.</text:span></text:p><text:p text:style-name="P16"><text:span text:style-name="T14">Having the pile in one hand, </text:span><text:span text:style-name="T14"><text:line-break/></text:span><text:span text:style-name="T14">the players count from 3 to 0</text:span><text:span text:style-name="T14"><text:line-break/></text:span><text:span text:style-name="T14">and play one card from their</text:span><text:span text:style-name="T14"><text:line-break/></text:span><text:span text:style-name="T14">pile to the center, starting 2</text:span><text:span text:style-name="T14"><text:line-break/></text:span><text:span text:style-name="T14">central piles. </text:span><text:span text:style-name="T14"><text:line-break/></text:span><text:span text:style-name="T14">Now every player can play their</text:span></text:p><text:p text:style-name="P16"><text:span text:style-name="T14">4 cards to the 2 central piles,</text:span><text:span text:style-name="T14"><text:line-break/></text:span><text:span text:style-name="T14">when they fit. </text:span><text:span text:style-name="T14"><text:line-break/></text:span><text:span text:style-name="T14">They fit when they are exactly</text:span><text:span text:style-name="T14"><text:line-break/></text:span><text:span text:style-name="T14">one card higher or lower.</text:span><text:span text:style-name="T14"><text:line-break/></text:span><text:span text:style-name="T14">Players can always refill to</text:span><text:span text:style-name="T14"><text:line-break/></text:span><text:span text:style-name="T14">4 cards in front of them. </text:span><text:span text:style-name="T14"><text:line-break/></text:span><text:span text:style-name="T14"/></text:p><text:p text:style-name="P16"><text:span text:style-name="T16">Goal:</text:span><text:span text:style-name="T14"> </text:span><text:span text:style-name="T14"><text:line-break/></text:span><text:span text:style-name="T14">Get rid of the pile in your hand</text:span></text:p><text:p text:style-name="P16"><text:span text:style-name="T1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_22" draw:style-name="gr1" draw:text-style-name="P17" svg:width="5.546cm" svg:height="9.847cm" svg:x="16.97cm" svg:y="9.825cm"><text:p text:style-name="P16"><text:span text:style-name="T18"/></text:p><text:p text:style-name="P16"><text:span text:style-name="T15">Speedo</text:span></text:p><text:p text:style-name="P16"><text:span text:style-name="T14">Speed Game: 2 Players</text:span></text:p><text:p text:style-name="P16"><text:span text:style-name="T14">Simultanious</text:span></text:p><text:p text:style-name="P16"><text:span text:style-name="T14"/></text:p><text:p text:style-name="P16"><text:span text:style-name="T14">Each player receives half of</text:span></text:p><text:p text:style-name="P16"><text:span text:style-name="T14">the deck and lays out 4</text:span><text:span text:style-name="T14"><text:line-break/></text:span><text:span text:style-name="T14">uncovered cards to their side.</text:span></text:p><text:p text:style-name="P16"><text:span text:style-name="T14">Having the pile in one hand, </text:span><text:span text:style-name="T14"><text:line-break/></text:span><text:span text:style-name="T14">the players count from 3 to 0</text:span><text:span text:style-name="T14"><text:line-break/></text:span><text:span text:style-name="T14">and play one card from their</text:span><text:span text:style-name="T14"><text:line-break/></text:span><text:span text:style-name="T14">pile to the center, starting 2</text:span><text:span text:style-name="T14"><text:line-break/></text:span><text:span text:style-name="T14">central piles. </text:span><text:span text:style-name="T14"><text:line-break/></text:span><text:span text:style-name="T14">Now every player can play their</text:span></text:p><text:p text:style-name="P16"><text:span text:style-name="T14">4 cards to the 2 central piles,</text:span><text:span text:style-name="T14"><text:line-break/></text:span><text:span text:style-name="T14">when they fit. </text:span><text:span text:style-name="T14"><text:line-break/></text:span><text:span text:style-name="T14">They fit when they are exactly</text:span><text:span text:style-name="T14"><text:line-break/></text:span><text:span text:style-name="T14">one card higher or lower.</text:span><text:span text:style-name="T14"><text:line-break/></text:span><text:span text:style-name="T14">Players can always refill to</text:span><text:span text:style-name="T14"><text:line-break/></text:span><text:span text:style-name="T14">4 cards in front of them. </text:span><text:span text:style-name="T14"><text:line-break/></text:span><text:span text:style-name="T14"/></text:p><text:p text:style-name="P16"><text:span text:style-name="T16">Goal:</text:span><text:span text:style-name="T14"> </text:span><text:span text:style-name="T14"><text:line-break/></text:span><text:span text:style-name="T14">Get rid of the pile in your han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_23" draw:style-name="gr1" draw:text-style-name="P19" svg:width="5.546cm" svg:height="9.847cm" svg:x="22.627cm" svg:y="-0.108cm"><text:p text:style-name="P18"><text:span text:style-name="T11"/></text:p><text:p text:style-name="P16"><text:span text:style-name="T7">Scopa</text:span></text:p><text:p text:style-name="P16"><text:span text:style-name="T11">2-4 Players</text:span></text:p><text:p text:style-name="P16"><text:span text:style-name="T11"/></text:p><text:p text:style-name="P16"><text:span text:style-name="T11">Deal 3 cards to each player</text:span><text:span text:style-name="T11"><text:line-break/></text:span><text:span text:style-name="T11">and 4 uncovered cards to the</text:span><text:span text:style-name="T11"><text:line-break/></text:span><text:span text:style-name="T11">middle of the table. </text:span></text:p><text:p text:style-name="P16"><text:span text:style-name="T11">Now in turns each player </text:span><text:span text:style-name="T11"><text:line-break/></text:span><text:span text:style-name="T11">can play one of their hand</text:span><text:span text:style-name="T11"><text:line-break/></text:span><text:span text:style-name="T11">cards to take either one equal</text:span><text:span text:style-name="T11"><text:line-break/></text:span><text:span text:style-name="T11">or several cards that create </text:span><text:span text:style-name="T11"><text:line-break/></text:span><text:span text:style-name="T11">a sum of the played hand card.</text:span><text:span text:style-name="T11"><text:line-break/></text:span><text:span text:style-name="T11">e.g. 6 can take a 4 and 2. Deal </text:span><text:span text:style-name="T11"><text:line-break/></text:span><text:span text:style-name="T11">new cards when hands empty</text:span></text:p><text:p text:style-name="P16"><text:span text:style-name="T12">Goal</text:span></text:p><text:p text:style-name="P16"><text:span text:style-name="T13">Get points: </text:span></text:p><text:p text:style-name="P16"><text:span text:style-name="T13">1 Point: Most Cards</text:span><text:span text:style-name="T13"><text:line-break/></text:span><text:span text:style-name="T13">1 Point: Most </text:span><text:span text:style-name="T14">♡ Cards</text:span><text:span text:style-name="T14"><text:line-break/></text:span><text:span text:style-name="T14">1 Point: 7 of ♡</text:span></text:p><text:p text:style-name="P16"><text:span text:style-name="T14">1 Point: Primiera</text:span><text:span text:style-name="T14"><text:line-break/></text:span><text:span text:style-name="T14">(have 7 of ♡♣♢♠️)</text:span></text:p><text:p text:style-name="P16"><text:span text:style-name="T14">1 Point for every Scopa</text:span><text:span text:style-name="T14"><text:line-break/></text:span><text:span text:style-name="T14">(clean table)</text:span><text:span text:style-name="T14"><text:line-break/></text:span><text:span text:style-name="T11"><text:line-break/></text:span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_24" draw:style-name="gr1" draw:text-style-name="P19" svg:width="5.546cm" svg:height="9.847cm" svg:x="22.627cm" svg:y="9.825cm"><text:p text:style-name="P18"><text:span text:style-name="T8"/></text:p><text:p text:style-name="P16"><text:span text:style-name="T7">Scopa</text:span></text:p><text:p text:style-name="P16"><text:span text:style-name="T11">2-4 Players</text:span></text:p><text:p text:style-name="P16"><text:span text:style-name="T11"/></text:p><text:p text:style-name="P16"><text:span text:style-name="T11">Deal 3 cards to each player</text:span><text:span text:style-name="T11"><text:line-break/></text:span><text:span text:style-name="T11">and 4 uncovered cards to the</text:span><text:span text:style-name="T11"><text:line-break/></text:span><text:span text:style-name="T11">middle of the table. </text:span></text:p><text:p text:style-name="P16"><text:span text:style-name="T11">Now in turns each player </text:span><text:span text:style-name="T11"><text:line-break/></text:span><text:span text:style-name="T11">can play one of their hand</text:span><text:span text:style-name="T11"><text:line-break/></text:span><text:span text:style-name="T11">cards to take either one equal</text:span><text:span text:style-name="T11"><text:line-break/></text:span><text:span text:style-name="T11">or several cards that create </text:span><text:span text:style-name="T11"><text:line-break/></text:span><text:span text:style-name="T11">a sum of the played hand card.</text:span><text:span text:style-name="T11"><text:line-break/></text:span><text:span text:style-name="T11">e.g. 6 can take a 4 and 2. Deal </text:span><text:span text:style-name="T11"><text:line-break/></text:span><text:span text:style-name="T11">new cards when hands empty</text:span></text:p><text:p text:style-name="P16"><text:span text:style-name="T12">Goal</text:span></text:p><text:p text:style-name="P16"><text:span text:style-name="T13">Get points: </text:span></text:p><text:p text:style-name="P16"><text:span text:style-name="T13">1 Point: Most Cards</text:span><text:span text:style-name="T13"><text:line-break/></text:span><text:span text:style-name="T13">1 Point: Most </text:span><text:span text:style-name="T14">♡ Cards</text:span><text:span text:style-name="T14"><text:line-break/></text:span><text:span text:style-name="T14">1 Point: 7 of ♡</text:span></text:p><text:p text:style-name="P16"><text:span text:style-name="T14">1 Point: Primiera</text:span><text:span text:style-name="T14"><text:line-break/></text:span><text:span text:style-name="T14">(have 7 of ♡♣♢♠️)</text:span></text:p><text:p text:style-name="P16"><text:span text:style-name="T14">1 Point for every Scopa</text:span><text:span text:style-name="T14"><text:line-break/></text:span><text:span text:style-name="T14">(clean table)</text:span><text:span text:style-name="T14"><text:line-break/></text:span><text:span text:style-name="T11"><text:line-break/></text:span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_25" draw:style-name="gr1" draw:text-style-name="P17" svg:width="5.546cm" svg:height="9.847cm" svg:x="5.694cm" svg:y="9.825cm"><text:p text:style-name="P16"><text:span text:style-name="T18"/></text:p><text:p text:style-name="P16"><text:span text:style-name="T15">Synchro</text:span></text:p><text:p text:style-name="P16"><text:span text:style-name="T14">Coop Game for 3-4 Players</text:span></text:p><text:p text:style-name="P16"><text:span text:style-name="T14">Only non-verbal communication</text:span></text:p><text:p text:style-name="P16"><text:span text:style-name="T14">Order of Cards: </text:span></text:p><text:p text:style-name="P16"><text:span text:style-name="T14">A,2,3,4,5,6,7,8,9,10,J,Q,K</text:span></text:p><text:p text:style-name="P16"><text:span text:style-name="T14"/></text:p><text:p text:style-name="P16"><text:span text:style-name="T14">Level 1:</text:span></text:p><text:p text:style-name="P16"><text:span text:style-name="T14">Gather all </text:span><text:span text:style-name="T19">♡</text:span><text:span text:style-name="T14">️ cards</text:span></text:p><text:p text:style-name="P16"><text:span text:style-name="T14">Deal each player 1 card</text:span></text:p><text:p text:style-name="P16"><text:span text:style-name="T14">Play an uncovered card to the </text:span></text:p><text:p text:style-name="P16"><text:span text:style-name="T14">pile when you feel it. </text:span></text:p><text:p text:style-name="P16"><text:span text:style-name="T14"/></text:p><text:p text:style-name="P16"><text:span text:style-name="T14">Level 2: </text:span></text:p><text:p text:style-name="P16"><text:span text:style-name="T14">Use two suits, deal 2 cards.</text:span></text:p><text:p text:style-name="P16"><text:span text:style-name="T14">Order of Cards: ♡ ️A-K,♠A-K</text:span></text:p><text:p text:style-name="P16"><text:span text:style-name="T14"/></text:p><text:p text:style-name="P16"><text:span text:style-name="T16">Goal</text:span><text:span text:style-name="T14">:</text:span></text:p><text:p text:style-name="P16"><text:span text:style-name="T14">Play the cards in the correct</text:span></text:p><text:p text:style-name="P16"><text:span text:style-name="T14">order. IIf one has a lower card </text:span></text:p><text:p text:style-name="P16"><text:span text:style-name="T14">than the card played, the team</text:span></text:p><text:p text:style-name="P16"><text:span text:style-name="T14">los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_7" draw:style-name="gr1" draw:text-style-name="P17" svg:width="5.546cm" svg:height="9.847cm" svg:x="0.037cm" svg:y="-0.108cm"><text:p text:style-name="P16"><text:span text:style-name="T8"/></text:p><text:p text:style-name="P16"><text:span text:style-name="T7">Synchro</text:span></text:p><text:p text:style-name="P16"><text:span text:style-name="T8">Coop Game for 3-4 Players</text:span></text:p><text:p text:style-name="P16"><text:span text:style-name="T8">Only non-verbal communication</text:span></text:p><text:p text:style-name="P16"><text:span text:style-name="T8">Order of Cards: </text:span></text:p><text:p text:style-name="P16"><text:span text:style-name="T8">A,2,3,4,5,6,7,8,9,10,J,Q,K</text:span></text:p><text:p text:style-name="P16"><text:span text:style-name="T8"/></text:p><text:p text:style-name="P16"><text:span text:style-name="T8">Level 1:</text:span></text:p><text:p text:style-name="P16"><text:span text:style-name="T8">Gather all </text:span><text:span text:style-name="T20">♡</text:span><text:span text:style-name="T8">️ cards</text:span></text:p><text:p text:style-name="P16"><text:span text:style-name="T8">Deal each player 1 card</text:span></text:p><text:p text:style-name="P16"><text:span text:style-name="T8">Play an uncovered card to the </text:span></text:p><text:p text:style-name="P16"><text:span text:style-name="T8">pile when you feel it. </text:span></text:p><text:p text:style-name="P16"><text:span text:style-name="T8"/></text:p><text:p text:style-name="P16"><text:span text:style-name="T8">Level 2: </text:span></text:p><text:p text:style-name="P16"><text:span text:style-name="T8">Use two suits, deal 2 cards.</text:span></text:p><text:p text:style-name="P16"><text:span text:style-name="T8">Order of Cards: ♡ ️A-K,♠A-K</text:span></text:p><text:p text:style-name="P16"><text:span text:style-name="T8"/></text:p><text:p text:style-name="P16"><text:span text:style-name="T10">Goal</text:span><text:span text:style-name="T8">:</text:span></text:p><text:p text:style-name="P16"><text:span text:style-name="T8">Play the cards in the correct</text:span></text:p><text:p text:style-name="P16"><text:span text:style-name="T8">order. IIf one has a lower card </text:span></text:p><text:p text:style-name="P16"><text:span text:style-name="T8">than the card played, the team</text:span></text:p><text:p text:style-name="P16"><text:span text:style-name="T8">loses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21" draw:name="Shape1_ 8" draw:style-name="gr1" draw:text-style-name="P19" svg:width="5.546cm" svg:height="9.847cm" svg:x="22.627cm" svg:y="-0.108cm"><text:p text:style-name="P18"><text:span text:style-name="T11"/></text:p><text:p text:style-name="P16"><text:span text:style-name="T7">Scopa</text:span></text:p><text:p text:style-name="P16"><text:span text:style-name="T11">2-4 Players</text:span></text:p><text:p text:style-name="P16"><text:span text:style-name="T11"/></text:p><text:p text:style-name="P16"><text:span text:style-name="T11">Deal 3 cards to each player</text:span><text:span text:style-name="T11"><text:line-break/></text:span><text:span text:style-name="T11">and 4 uncovered cards to the</text:span><text:span text:style-name="T11"><text:line-break/></text:span><text:span text:style-name="T11">middle of the table. </text:span></text:p><text:p text:style-name="P16"><text:span text:style-name="T11">Now in turns each player </text:span><text:span text:style-name="T11"><text:line-break/></text:span><text:span text:style-name="T11">can play one of their hand</text:span><text:span text:style-name="T11"><text:line-break/></text:span><text:span text:style-name="T11">cards to take either one equal</text:span><text:span text:style-name="T11"><text:line-break/></text:span><text:span text:style-name="T11">or several cards that create </text:span><text:span text:style-name="T11"><text:line-break/></text:span><text:span text:style-name="T11">a sum of the played hand card.</text:span><text:span text:style-name="T11"><text:line-break/></text:span><text:span text:style-name="T11">e.g. 6 can take a 4 and 2. Deal </text:span><text:span text:style-name="T11"><text:line-break/></text:span><text:span text:style-name="T11">new cards when hands empty</text:span></text:p><text:p text:style-name="P16"><text:span text:style-name="T12">Goal</text:span></text:p><text:p text:style-name="P16"><text:span text:style-name="T13">Get points: </text:span></text:p><text:p text:style-name="P16"><text:span text:style-name="T13">1 Point: Most Cards</text:span><text:span text:style-name="T13"><text:line-break/></text:span><text:span text:style-name="T13">1 Point: Most </text:span><text:span text:style-name="T14">♡ Cards</text:span><text:span text:style-name="T14"><text:line-break/></text:span><text:span text:style-name="T14">1 Point: 7 of ♡</text:span></text:p><text:p text:style-name="P16"><text:span text:style-name="T14">1 Point: Primiera</text:span><text:span text:style-name="T14"><text:line-break/></text:span><text:span text:style-name="T14">(have 7 of ♡♣♢♠️)</text:span></text:p><text:p text:style-name="P16"><text:span text:style-name="T14">1 Point for every Scopa</text:span><text:span text:style-name="T14"><text:line-break/></text:span><text:span text:style-name="T14">(clean table)</text:span><text:span text:style-name="T14"><text:line-break/></text:span><text:span text:style-name="T11"><text:line-break/></text:span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_ 9" draw:style-name="gr1" draw:text-style-name="P19" svg:width="5.546cm" svg:height="9.847cm" svg:x="22.627cm" svg:y="9.825cm"><text:p text:style-name="P18"><text:span text:style-name="T8"/></text:p><text:p text:style-name="P16"><text:span text:style-name="T7">Scopa</text:span></text:p><text:p text:style-name="P16"><text:span text:style-name="T11">2-4 Players</text:span></text:p><text:p text:style-name="P16"><text:span text:style-name="T11"/></text:p><text:p text:style-name="P16"><text:span text:style-name="T11">Deal 3 cards to each player</text:span><text:span text:style-name="T11"><text:line-break/></text:span><text:span text:style-name="T11">and 4 uncovered cards to the</text:span><text:span text:style-name="T11"><text:line-break/></text:span><text:span text:style-name="T11">middle of the table. </text:span></text:p><text:p text:style-name="P16"><text:span text:style-name="T11">Now in turns each player </text:span><text:span text:style-name="T11"><text:line-break/></text:span><text:span text:style-name="T11">can play one of their hand</text:span><text:span text:style-name="T11"><text:line-break/></text:span><text:span text:style-name="T11">cards to take either one equal</text:span><text:span text:style-name="T11"><text:line-break/></text:span><text:span text:style-name="T11">or several cards that create </text:span><text:span text:style-name="T11"><text:line-break/></text:span><text:span text:style-name="T11">a sum of the played hand card.</text:span><text:span text:style-name="T11"><text:line-break/></text:span><text:span text:style-name="T11">e.g. 6 can take a 4 and 2. Deal </text:span><text:span text:style-name="T11"><text:line-break/></text:span><text:span text:style-name="T11">new cards when hands empty</text:span></text:p><text:p text:style-name="P16"><text:span text:style-name="T12">Goal</text:span></text:p><text:p text:style-name="P16"><text:span text:style-name="T13">Get points: </text:span></text:p><text:p text:style-name="P16"><text:span text:style-name="T13">1 Point: Most Cards</text:span><text:span text:style-name="T13"><text:line-break/></text:span><text:span text:style-name="T13">1 Point: Most </text:span><text:span text:style-name="T14">♡ Cards</text:span><text:span text:style-name="T14"><text:line-break/></text:span><text:span text:style-name="T14">1 Point: 7 of ♡</text:span></text:p><text:p text:style-name="P16"><text:span text:style-name="T14">1 Point: Primiera</text:span><text:span text:style-name="T14"><text:line-break/></text:span><text:span text:style-name="T14">(have 7 of ♡♣♢♠️)</text:span></text:p><text:p text:style-name="P16"><text:span text:style-name="T14">1 Point for every Scopa</text:span><text:span text:style-name="T14"><text:line-break/></text:span><text:span text:style-name="T14">(clean table)</text:span><text:span text:style-name="T14"><text:line-break/></text:span><text:span text:style-name="T11"><text:line-break/></text:span><text:span text:style-name="T11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_ 1" draw:style-name="gr1" draw:text-style-name="P17" svg:width="5.546cm" svg:height="9.847cm" svg:x="0.037cm" svg:y="-0.108cm"><text:p text:style-name="P16"><text:span text:style-name="T7"/></text:p><text:p text:style-name="P16"><text:span text:style-name="T7">Chicago</text:span></text:p><text:p text:style-name="P16"><text:span text:style-name="T8">Mix of poker and </text:span><text:span text:style-name="T8"><text:line-break/></text:span><text:span text:style-name="T8">wizard-like card game. </text:span></text:p><text:p text:style-name="P16"><text:span text:style-name="T8">1. Deal five cards 2. Each player </text:span><text:span text:style-name="T8"><text:line-break/></text:span><text:span text:style-name="T8">chooses to replace 0-5 cards.</text:span></text:p><text:p text:style-name="P16"><text:span text:style-name="T8">3. Player with best hand gets </text:span></text:p><text:p text:style-name="P16"><text:span text:style-name="T8">the score. </text:span><text:span text:style-name="T8"><text:line-break/></text:span><text:span text:style-name="T8">Repeat 2. &amp; 3. </text:span><text:span text:style-name="T8"><text:line-break/></text:span><text:span text:style-name="T8">Repeat 2. Now start wizard-</text:span><text:span text:style-name="T8"><text:line-break/></text:span><text:span text:style-name="T8">like game, no trump! Keep hand </text:span></text:p><text:p text:style-name="P16"><text:span text:style-name="T8">cards. Optional: Say chicago and</text:span><text:span text:style-name="T8"><text:line-break/></text:span><text:span text:style-name="T8">get +15pts on success or -15pts</text:span><text:span text:style-name="T8"><text:line-break/></text:span><text:span text:style-name="T8">Repeat 3. </text:span><text:span text:style-name="T8"><text:line-break/></text:span><text:span text:style-name="T9">Hand Scores: </text:span></text:p><text:p text:style-name="P16"><text:span text:style-name="T8">One Pair: 1 pt; Two Pair: 2 pts</text:span></text:p><text:p text:style-name="P16"><text:span text:style-name="T8">Three of a kind: 3 pts</text:span></text:p><text:p text:style-name="P16"><text:span text:style-name="T8">Flush - 5 points</text:span></text:p><text:p text:style-name="P16"><text:span text:style-name="T8">Full house - 6 pts</text:span></text:p><text:p text:style-name="P16"><text:span text:style-name="T8">Four of a kind - 7 pts</text:span></text:p><text:p text:style-name="P16"><text:span text:style-name="T8">Straight flush - 8 pts</text:span></text:p><text:p text:style-name="P16"><text:span text:style-name="T8">Royal Flush - 20 pts</text:span></text:p><text:p text:style-name="P16"><text:span text:style-name="T10">Goal:</text:span><text:span text:style-name="T11"> 52poi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_ 2" draw:style-name="gr1" draw:text-style-name="P17" svg:width="5.546cm" svg:height="9.847cm" svg:x="0.002cm" svg:y="9.827cm"><text:p text:style-name="P16"><text:span text:style-name="T7"/></text:p><text:p text:style-name="P16"><text:span text:style-name="T7">Chicago</text:span></text:p><text:p text:style-name="P16"><text:span text:style-name="T8">Mix of poker and </text:span><text:span text:style-name="T8"><text:line-break/></text:span><text:span text:style-name="T8">wizard-like card game. </text:span></text:p><text:p text:style-name="P16"><text:span text:style-name="T8">1. Deal five cards 2. Each player </text:span><text:span text:style-name="T8"><text:line-break/></text:span><text:span text:style-name="T8">chooses to replace 0-5 cards.</text:span></text:p><text:p text:style-name="P16"><text:span text:style-name="T8">3. Player with best hand gets </text:span></text:p><text:p text:style-name="P16"><text:span text:style-name="T8">the score. </text:span><text:span text:style-name="T8"><text:line-break/></text:span><text:span text:style-name="T8">Repeat 2. &amp; 3. </text:span><text:span text:style-name="T8"><text:line-break/></text:span><text:span text:style-name="T8">Repeat 2. Now start wizard-</text:span><text:span text:style-name="T8"><text:line-break/></text:span><text:span text:style-name="T8">like game, no trump! Keep hand </text:span></text:p><text:p text:style-name="P16"><text:span text:style-name="T8">cards. Optional: Say chicago and</text:span><text:span text:style-name="T8"><text:line-break/></text:span><text:span text:style-name="T8">get +15pts on success or -15pts</text:span><text:span text:style-name="T8"><text:line-break/></text:span><text:span text:style-name="T8">Repeat 3. </text:span><text:span text:style-name="T8"><text:line-break/></text:span><text:span text:style-name="T9">Hand Scores: </text:span></text:p><text:p text:style-name="P16"><text:span text:style-name="T8">One Pair: 1 pt; Two Pair: 2 pts</text:span></text:p><text:p text:style-name="P16"><text:span text:style-name="T8">Three of a kind: 3 pts</text:span></text:p><text:p text:style-name="P16"><text:span text:style-name="T8">Flush - 5 points</text:span></text:p><text:p text:style-name="P16"><text:span text:style-name="T8">Full house - 6 pts</text:span></text:p><text:p text:style-name="P16"><text:span text:style-name="T8">Four of a kind - 7 pts</text:span></text:p><text:p text:style-name="P16"><text:span text:style-name="T8">Straight flush - 8 pts</text:span></text:p><text:p text:style-name="P16"><text:span text:style-name="T8">Royal Flush - 20 pts</text:span></text:p><text:p text:style-name="P16"><text:span text:style-name="T10">Goal:</text:span><text:span text:style-name="T11"> 52poi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_ 10" draw:style-name="gr1" draw:text-style-name="P17" svg:width="5.546cm" svg:height="9.847cm" svg:x="5.646cm" svg:y="9.823cm"><text:p text:style-name="P16"><text:span text:style-name="T7"/></text:p><text:p text:style-name="P16"><text:span text:style-name="T7">Chicago</text:span></text:p><text:p text:style-name="P16"><text:span text:style-name="T8">Mix of poker and </text:span><text:span text:style-name="T8"><text:line-break/></text:span><text:span text:style-name="T8">wizard-like card game. </text:span></text:p><text:p text:style-name="P16"><text:span text:style-name="T8">1. Deal five cards 2. Each player </text:span><text:span text:style-name="T8"><text:line-break/></text:span><text:span text:style-name="T8">chooses to replace 0-5 cards.</text:span></text:p><text:p text:style-name="P16"><text:span text:style-name="T8">3. Player with best hand gets </text:span></text:p><text:p text:style-name="P16"><text:span text:style-name="T8">the score. </text:span><text:span text:style-name="T8"><text:line-break/></text:span><text:span text:style-name="T8">Repeat 2. &amp; 3. </text:span><text:span text:style-name="T8"><text:line-break/></text:span><text:span text:style-name="T8">Repeat 2. Now start wizard-</text:span><text:span text:style-name="T8"><text:line-break/></text:span><text:span text:style-name="T8">like game, no trump! Keep hand </text:span></text:p><text:p text:style-name="P16"><text:span text:style-name="T8">cards. Optional: Say chicago and</text:span><text:span text:style-name="T8"><text:line-break/></text:span><text:span text:style-name="T8">get +15pts on success or -15pts</text:span><text:span text:style-name="T8"><text:line-break/></text:span><text:span text:style-name="T8">Repeat 3. </text:span><text:span text:style-name="T8"><text:line-break/></text:span><text:span text:style-name="T9">Hand Scores: </text:span></text:p><text:p text:style-name="P16"><text:span text:style-name="T8">One Pair: 1 pt; Two Pair: 2 pts</text:span></text:p><text:p text:style-name="P16"><text:span text:style-name="T8">Three of a kind: 3 pts</text:span></text:p><text:p text:style-name="P16"><text:span text:style-name="T8">Flush - 5 points</text:span></text:p><text:p text:style-name="P16"><text:span text:style-name="T8">Full house - 6 pts</text:span></text:p><text:p text:style-name="P16"><text:span text:style-name="T8">Four of a kind - 7 pts</text:span></text:p><text:p text:style-name="P16"><text:span text:style-name="T8">Straight flush - 8 pts</text:span></text:p><text:p text:style-name="P16"><text:span text:style-name="T8">Royal Flush - 20 pts</text:span></text:p><text:p text:style-name="P16"><text:span text:style-name="T10">Goal:</text:span><text:span text:style-name="T11"> 52poi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_ 4" draw:style-name="gr1" draw:text-style-name="P17" svg:width="5.546cm" svg:height="9.847cm" svg:x="0.037cm" svg:y="-0.108cm"><text:p text:style-name="P16"><text:span text:style-name="T7"/></text:p><text:p text:style-name="P16"><text:span text:style-name="T7">Chicago</text:span></text:p><text:p text:style-name="P16"><text:span text:style-name="T8">Mix of poker and </text:span><text:span text:style-name="T8"><text:line-break/></text:span><text:span text:style-name="T8">wizard-like card game. </text:span></text:p><text:p text:style-name="P16"><text:span text:style-name="T8">1. Deal five cards 2. Each player </text:span><text:span text:style-name="T8"><text:line-break/></text:span><text:span text:style-name="T8">chooses to replace 0-5 cards.</text:span></text:p><text:p text:style-name="P16"><text:span text:style-name="T8">3. Player with best hand gets </text:span></text:p><text:p text:style-name="P16"><text:span text:style-name="T8">the score. </text:span><text:span text:style-name="T8"><text:line-break/></text:span><text:span text:style-name="T8">Repeat 2. &amp; 3. </text:span><text:span text:style-name="T8"><text:line-break/></text:span><text:span text:style-name="T8">Repeat 2. Now start wizard-</text:span><text:span text:style-name="T8"><text:line-break/></text:span><text:span text:style-name="T8">like game, no trump! Keep hand </text:span></text:p><text:p text:style-name="P16"><text:span text:style-name="T8">cards. Optional: Say chicago and</text:span><text:span text:style-name="T8"><text:line-break/></text:span><text:span text:style-name="T8">get +15pts on success or -15pts</text:span><text:span text:style-name="T8"><text:line-break/></text:span><text:span text:style-name="T8">Repeat 3. </text:span><text:span text:style-name="T8"><text:line-break/></text:span><text:span text:style-name="T9">Hand Scores: </text:span></text:p><text:p text:style-name="P16"><text:span text:style-name="T8">One Pair: 1 pt; Two Pair: 2 pts</text:span></text:p><text:p text:style-name="P16"><text:span text:style-name="T8">Three of a kind: 3 pts</text:span></text:p><text:p text:style-name="P16"><text:span text:style-name="T8">Flush - 5 points</text:span></text:p><text:p text:style-name="P16"><text:span text:style-name="T8">Full house - 6 pts</text:span></text:p><text:p text:style-name="P16"><text:span text:style-name="T8">Four of a kind - 7 pts</text:span></text:p><text:p text:style-name="P16"><text:span text:style-name="T8">Straight flush - 8 pts</text:span></text:p><text:p text:style-name="P16"><text:span text:style-name="T8">Royal Flush - 20 pts</text:span></text:p><text:p text:style-name="P16"><text:span text:style-name="T10">Goal:</text:span><text:span text:style-name="T11"> 52poi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_ 3" draw:style-name="gr1" draw:text-style-name="P17" svg:width="5.546cm" svg:height="9.847cm" svg:x="5.676cm" svg:y="-0.109cm"><text:p text:style-name="P16"><text:span text:style-name="T7"/></text:p><text:p text:style-name="P16"><text:span text:style-name="T7">Chicago</text:span></text:p><text:p text:style-name="P16"><text:span text:style-name="T8">Mix of poker and </text:span><text:span text:style-name="T8"><text:line-break/></text:span><text:span text:style-name="T8">wizard-like card game. </text:span></text:p><text:p text:style-name="P16"><text:span text:style-name="T8">1. Deal five cards 2. Each player </text:span><text:span text:style-name="T8"><text:line-break/></text:span><text:span text:style-name="T8">chooses to replace 0-5 cards.</text:span></text:p><text:p text:style-name="P16"><text:span text:style-name="T8">3. Player with best hand gets </text:span></text:p><text:p text:style-name="P16"><text:span text:style-name="T8">the score. </text:span><text:span text:style-name="T8"><text:line-break/></text:span><text:span text:style-name="T8">Repeat 2. &amp; 3. </text:span><text:span text:style-name="T8"><text:line-break/></text:span><text:span text:style-name="T8">Repeat 2. Now start wizard-</text:span><text:span text:style-name="T8"><text:line-break/></text:span><text:span text:style-name="T8">like game, no trump! Keep hand </text:span></text:p><text:p text:style-name="P16"><text:span text:style-name="T8">cards. Optional: Say chicago and</text:span><text:span text:style-name="T8"><text:line-break/></text:span><text:span text:style-name="T8">get +15pts on success or -15pts</text:span><text:span text:style-name="T8"><text:line-break/></text:span><text:span text:style-name="T8">Repeat 3. </text:span><text:span text:style-name="T8"><text:line-break/></text:span><text:span text:style-name="T9">Hand Scores: </text:span></text:p><text:p text:style-name="P16"><text:span text:style-name="T8">One Pair: 1 pt; Two Pair: 2 pts</text:span></text:p><text:p text:style-name="P16"><text:span text:style-name="T8">Three of a kind: 3 pts</text:span></text:p><text:p text:style-name="P16"><text:span text:style-name="T8">Flush - 5 points</text:span></text:p><text:p text:style-name="P16"><text:span text:style-name="T8">Full house - 6 pts</text:span></text:p><text:p text:style-name="P16"><text:span text:style-name="T8">Four of a kind - 7 pts</text:span></text:p><text:p text:style-name="P16"><text:span text:style-name="T8">Straight flush - 8 pts</text:span></text:p><text:p text:style-name="P16"><text:span text:style-name="T8">Royal Flush - 20 pts</text:span></text:p><text:p text:style-name="P16"><text:span text:style-name="T10">Goal:</text:span><text:span text:style-name="T11"> 52point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Spielkarten Regelkarten</text:p>
      <text:p text:style-name="P1"/>
      <text:p text:style-name="P12">Ideensammlung:</text:p>
      <text:p text:style-name="P3">Shithead, Durak, Kabo, Scopa, Briscola, <text:span text:style-name="T2">Speedo, </text:span><text:span text:style-name="T3">Patience, </text:span><text:span text:style-name="T4">Tichu, </text:span><text:span text:style-name="T5">Chicago</text:span></text:p>
      <text:p text:style-name="P3"/>
      <text:p text:style-name="P12">Farben:</text:p>
      <text:p text:style-name="P7">♡♢♣♠</text:p>
      <text:p text:style-name="P4"/>
      <text:p text:style-name="P4"/>
      <text:p text:style-name="P4">Kabo <text:span text:style-name="T5">N</text:span>otes: </text:p>
      <text:p text:style-name="P4">only one player can play table cards to the delivery pile?? nooo, optimized </text:p>
      <text:p text:style-name="P1"/>
      <text:p text:style-name="P12">Size:</text:p>
      <text:p text:style-name="P15"><text:span text:style-name="T6">9,</text:span><text:span text:style-name="T1">8</text:span><text:span text:style-name="T6">x5,</text:span><text:span text:style-name="T1">55</text:span><text:span text:style-name="T6">cm</text:span></text:p>
      <text:p text:style-name="P14"/>
      <text:p text:style-name="P9"/>
      <text:p text:style-name="P10">Font: Chilangka Regula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hilanka" svg:font-family="Chilanka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651cm" fo:margin-bottom="0.75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4T10:35:19.014734157</meta:creation-date>
    <dc:date>2024-08-08T10:50:12.066000000</dc:date>
    <meta:editing-duration>P2DT1H41M33S</meta:editing-duration>
    <meta:editing-cycles>25</meta:editing-cycles>
    <meta:generator>LibreOffice/24.2.5.2$Windows_X86_64 LibreOffice_project/bffef4ea93e59bebbeaf7f431bb02b1a39ee8a59</meta:generator>
    <meta:print-date>2024-08-05T23:53:32.746000000</meta:print-date>
    <meta:document-statistic meta:table-count="0" meta:image-count="0" meta:object-count="0" meta:page-count="4" meta:paragraph-count="10" meta:word-count="34" meta:character-count="246" meta:non-whitespace-character-count="220"/>
  </office:meta>
</office:document-meta>
</file>